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Tahoma1" svg:font-family="Tahoma"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Batang" svg:font-family="Batan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764cm" fo:margin-left="-0.203cm" fo:margin-top="0cm" fo:margin-bottom="0cm" table:align="left" style:writing-mode="lr-tb"/>
    </style:style>
    <style:style style:name="Tabla1.A" style:family="table-column">
      <style:table-column-properties style:column-width="2.54cm"/>
    </style:style>
    <style:style style:name="Tabla1.B" style:family="table-column">
      <style:table-column-properties style:column-width="2.037cm"/>
    </style:style>
    <style:style style:name="Tabla1.C" style:family="table-column">
      <style:table-column-properties style:column-width="7.959cm"/>
    </style:style>
    <style:style style:name="Tabla1.D" style:family="table-column">
      <style:table-column-properties style:column-width="4.228cm"/>
    </style:style>
    <style:style style:name="Tabla1.1" style:family="table-row">
      <style:table-row-properties style:min-row-height="0.635cm" fo:keep-together="auto"/>
    </style:style>
    <style:style style:name="Tabla1.A1" style:family="table-cell">
      <style:table-cell-properties fo:background-color="#e0e0e0" fo:padding-left="0.203cm" fo:padding-right="0.191cm" fo:padding-top="0cm" fo:padding-bottom="0cm" fo:border="0.75pt solid #00000a">
        <style:background-image/>
      </style:table-cell-properties>
    </style:style>
    <style:style style:name="Tabla1.A2" style:family="table-cell">
      <style:table-cell-properties fo:padding-left="0.203cm" fo:padding-right="0.191cm" fo:padding-top="0cm" fo:padding-bottom="0cm" fo:border="0.75pt solid #00000a"/>
    </style:style>
    <style:style style:name="Tabla1.B2" style:family="table-cell">
      <style:table-cell-properties fo:padding-left="0.203cm" fo:padding-right="0.191cm" fo:padding-top="0cm" fo:padding-bottom="0cm" fo:border="0.75pt solid #00000a"/>
    </style:style>
    <style:style style:name="Tabla1.C2" style:family="table-cell">
      <style:table-cell-properties fo:padding-left="0.203cm" fo:padding-right="0.191cm" fo:padding-top="0cm" fo:padding-bottom="0cm" fo:border="0.75pt solid #00000a"/>
    </style:style>
    <style:style style:name="Tabla1.D2" style:family="table-cell">
      <style:table-cell-properties fo:padding-left="0.203cm" fo:padding-right="0.191cm" fo:padding-top="0cm" fo:padding-bottom="0cm" fo:border="0.75pt solid #00000a"/>
    </style:style>
    <style:style style:name="P1" style:family="paragraph" style:parent-style-name="Text_20_body">
      <style:paragraph-properties fo:margin-left="0cm" fo:margin-right="0cm" fo:text-indent="1.249cm" style:auto-text-indent="false"/>
      <style:text-properties officeooo:paragraph-rsid="00091886"/>
    </style:style>
    <style:style style:name="P2" style:family="paragraph" style:parent-style-name="IFS_20_02">
      <style:text-properties style:font-name="Verdana1" fo:font-size="10pt" fo:language="es" fo:country="MX" style:font-size-asian="10pt" style:font-name-complex="Tahoma2" style:font-size-complex="10pt"/>
    </style:style>
    <style:style style:name="P3" style:family="paragraph" style:parent-style-name="Heading_20_1">
      <style:paragraph-properties fo:break-before="page"/>
    </style:style>
    <style:style style:name="P4" style:family="paragraph" style:parent-style-name="Text_20_body">
      <style:text-properties style:font-name="Verdana1" fo:font-size="10pt" style:font-size-asian="10pt" style:font-name-complex="Tahoma2" style:font-size-complex="10pt"/>
    </style:style>
    <style:style style:name="P5" style:family="paragraph" style:parent-style-name="Text_20_body">
      <style:text-properties style:font-name="Verdana1" fo:font-size="10pt" officeooo:paragraph-rsid="000be2b0" style:font-size-asian="10pt" style:font-name-complex="Tahoma2" style:font-size-complex="10pt"/>
    </style:style>
    <style:style style:name="P6" style:family="paragraph" style:parent-style-name="Text_20_body" style:list-style-name="L2">
      <style:text-properties style:font-name="Verdana1" fo:font-size="10pt" officeooo:paragraph-rsid="000be2b0" style:font-size-asian="10pt" style:font-name-complex="Tahoma2" style:font-size-complex="10pt"/>
    </style:style>
    <style:style style:name="P7" style:family="paragraph" style:parent-style-name="Text_20_body" style:list-style-name="L1">
      <style:text-properties style:font-name="Verdana1" fo:font-size="10pt" officeooo:rsid="0009e084" officeooo:paragraph-rsid="0009e084" style:font-size-asian="10pt" style:font-name-complex="Tahoma2" style:font-size-complex="10pt"/>
    </style:style>
    <style:style style:name="P8" style:family="paragraph" style:parent-style-name="Text_20_body">
      <style:text-properties style:font-name="Verdana1" fo:font-size="10pt" officeooo:paragraph-rsid="0014f443" style:font-size-asian="10pt" style:font-name-complex="Tahoma2" style:font-size-complex="10pt"/>
    </style:style>
    <style:style style:name="P9" style:family="paragraph" style:parent-style-name="Text_20_body">
      <style:text-properties style:font-name="Verdana1" fo:font-size="10pt" style:font-size-asian="10pt" style:font-size-complex="10pt"/>
    </style:style>
    <style:style style:name="P10" style:family="paragraph" style:parent-style-name="Text_20_body">
      <style:text-properties style:font-name="Verdana1" fo:font-size="10pt" officeooo:paragraph-rsid="000ce067" style:font-size-asian="10pt" style:font-size-complex="10pt"/>
    </style:style>
    <style:style style:name="P11" style:family="paragraph" style:parent-style-name="Text_20_body">
      <style:text-properties style:font-name="Verdana1" fo:font-size="10pt" fo:font-style="normal" officeooo:paragraph-rsid="000ce067" style:font-size-asian="10pt" style:font-style-asian="normal" style:font-size-complex="10pt" style:font-style-complex="normal"/>
    </style:style>
    <style:style style:name="P12" style:family="paragraph" style:parent-style-name="Text_20_body" style:list-style-name="L7">
      <style:text-properties style:font-name="Verdana1" fo:font-size="10pt" fo:font-style="normal" officeooo:paragraph-rsid="000ce067" style:font-size-asian="10pt" style:font-style-asian="normal" style:font-size-complex="10pt" style:font-style-complex="normal"/>
    </style:style>
    <style:style style:name="P13" style:family="paragraph" style:parent-style-name="Text_20_body">
      <style:text-properties style:font-name="Verdana1" fo:font-size="10pt" fo:font-style="normal" fo:font-weight="bold" officeooo:paragraph-rsid="000ce067" style:font-size-asian="10pt" style:font-style-asian="normal" style:font-weight-asian="bold" style:font-size-complex="10pt" style:font-style-complex="normal" style:font-weight-complex="bold"/>
    </style:style>
    <style:style style:name="P14" style:family="paragraph" style:parent-style-name="Text_20_body">
      <style:text-properties style:font-name="Verdana1" fo:font-size="10pt" fo:font-weight="bold" officeooo:paragraph-rsid="0014f443" style:font-size-asian="10pt" style:font-weight-asian="bold" style:font-name-complex="Tahoma2" style:font-size-complex="10pt" style:font-weight-complex="bold"/>
    </style:style>
    <style:style style:name="P15" style:family="paragraph" style:parent-style-name="Text_20_body">
      <style:paragraph-properties fo:margin-left="0cm" fo:margin-right="0cm" fo:text-indent="1.249cm" style:auto-text-indent="false"/>
    </style:style>
    <style:style style:name="P16" style:family="paragraph" style:parent-style-name="Text_20_body">
      <style:paragraph-properties fo:margin-left="0cm" fo:margin-right="0cm" fo:text-indent="1.249cm" style:auto-text-indent="false"/>
      <style:text-properties style:font-name="Verdana1" fo:font-size="10pt" style:font-size-asian="10pt" style:font-size-complex="10pt"/>
    </style:style>
    <style:style style:name="P17" style:family="paragraph" style:parent-style-name="Text_20_body">
      <style:paragraph-properties fo:margin-left="0cm" fo:margin-right="0cm" fo:text-indent="1.249cm" style:auto-text-indent="false"/>
      <style:text-properties style:font-name="Verdana1" fo:font-size="10pt" officeooo:rsid="00091886" style:font-size-asian="10pt" style:font-name-complex="Tahoma2" style:font-size-complex="10pt"/>
    </style:style>
    <style:style style:name="P18" style:family="paragraph" style:parent-style-name="Text_20_body">
      <style:paragraph-properties fo:margin-left="0cm" fo:margin-right="0cm" fo:text-indent="1.249cm" style:auto-text-indent="false"/>
      <style:text-properties officeooo:paragraph-rsid="00135a9f"/>
    </style:style>
    <style:style style:name="P19" style:family="paragraph" style:parent-style-name="Text_20_body">
      <style:paragraph-properties fo:margin-top="0.212cm" fo:margin-bottom="0cm" style:contextual-spacing="false"/>
      <style:text-properties style:font-name="Verdana1" fo:font-size="10pt" officeooo:paragraph-rsid="000b717d" style:font-size-asian="10pt" style:font-size-complex="10pt"/>
    </style:style>
    <style:style style:name="P20" style:family="paragraph" style:parent-style-name="Text_20_body">
      <style:paragraph-properties fo:margin-top="0.212cm" fo:margin-bottom="0cm" style:contextual-spacing="false"/>
      <style:text-properties style:font-name="Verdana1" fo:font-size="10pt" officeooo:paragraph-rsid="000b717d" style:font-size-asian="10pt" style:font-name-complex="Tahoma2" style:font-size-complex="10pt"/>
    </style:style>
    <style:style style:name="P21" style:family="paragraph" style:parent-style-name="Text_20_body">
      <style:paragraph-properties fo:break-before="page"/>
      <style:text-properties style:font-name="Verdana1" fo:font-size="10pt" style:font-size-asian="10pt" style:font-size-complex="10pt"/>
    </style:style>
    <style:style style:name="P22" style:family="paragraph" style:parent-style-name="List">
      <style:text-properties style:font-name="Verdana1" fo:font-size="10pt" fo:language="es" fo:country="MX" style:font-size-asian="10pt" style:font-name-complex="Tahoma2" style:font-size-complex="10pt"/>
    </style:style>
    <style:style style:name="P23" style:family="paragraph" style:parent-style-name="List">
      <style:text-properties style:font-name="Verdana1" fo:font-size="10pt" fo:language="es" fo:country="MX" officeooo:paragraph-rsid="000b717d" style:font-size-asian="10pt" style:font-name-complex="Tahoma2" style:font-size-complex="10pt"/>
    </style:style>
    <style:style style:name="P24" style:family="paragraph" style:parent-style-name="List">
      <style:text-properties style:font-name="Verdana1" fo:font-size="10pt" fo:language="es" fo:country="MX" officeooo:paragraph-rsid="000be2b0" style:font-size-asian="10pt" style:font-name-complex="Tahoma2" style:font-size-complex="10pt"/>
    </style:style>
    <style:style style:name="P25" style:family="paragraph" style:parent-style-name="List">
      <style:text-properties style:font-name="Verdana1" fo:font-size="10pt" style:font-size-asian="10pt" style:font-size-complex="10pt"/>
    </style:style>
    <style:style style:name="P26" style:family="paragraph" style:parent-style-name="Heading_20_2">
      <style:text-properties officeooo:paragraph-rsid="0014f443"/>
    </style:style>
    <style:style style:name="P27" style:family="paragraph" style:parent-style-name="Tabletext">
      <style:paragraph-properties fo:text-align="center" style:justify-single-word="false"/>
      <style:text-properties style:font-name="Verdana1" fo:font-size="10pt" fo:font-weight="bold" style:font-size-asian="10pt" style:font-weight-asian="bold" style:font-name-complex="Tahoma2" style:font-size-complex="10pt"/>
    </style:style>
    <style:style style:name="P28" style:family="paragraph" style:parent-style-name="Tabletext">
      <style:paragraph-properties fo:text-align="center" style:justify-single-word="false"/>
      <style:text-properties style:font-name="Verdana1" fo:font-size="10pt" fo:language="es" fo:country="AR" fo:font-weight="bold" style:font-size-asian="10pt" style:font-weight-asian="bold" style:font-name-complex="Tahoma2" style:font-size-complex="10pt"/>
    </style:style>
    <style:style style:name="P29" style:family="paragraph" style:parent-style-name="Tabletext">
      <style:paragraph-properties fo:text-align="center" style:justify-single-word="false"/>
      <style:text-properties style:font-name="Verdana1" fo:font-size="10pt" fo:language="es" fo:country="ES" officeooo:rsid="00091886" officeooo:paragraph-rsid="00091886" style:font-size-asian="10pt" style:font-name-complex="Tahoma2" style:font-size-complex="10pt"/>
    </style:style>
    <style:style style:name="P30" style:family="paragraph" style:parent-style-name="Tabletext">
      <style:paragraph-properties fo:text-align="center" style:justify-single-word="false"/>
      <style:text-properties style:font-name="Verdana1" fo:font-size="10pt" fo:language="es" fo:country="ES" officeooo:rsid="00091886" officeooo:paragraph-rsid="00108a5d" style:font-size-asian="10pt" style:font-name-complex="Tahoma2" style:font-size-complex="10pt"/>
    </style:style>
    <style:style style:name="P31" style:family="paragraph" style:parent-style-name="Title">
      <style:text-properties style:font-name="Verdana1" fo:font-size="26pt" style:font-size-asian="26pt" style:font-size-complex="26pt"/>
    </style:style>
    <style:style style:name="P32" style:family="paragraph" style:parent-style-name="Contents_20_2">
      <style:paragraph-properties>
        <style:tab-stops>
          <style:tab-stop style:position="15cm" style:type="right" style:leader-style="dotted" style:leader-text="."/>
        </style:tab-stops>
      </style:paragraph-properties>
    </style:style>
    <style:style style:name="P33" style:family="paragraph" style:parent-style-name="Contents_20_1">
      <style:paragraph-properties>
        <style:tab-stops>
          <style:tab-stop style:position="0.847cm"/>
          <style:tab-stop style:position="15.572cm" style:type="right" style:leader-style="dotted" style:leader-text="."/>
        </style:tab-stops>
      </style:paragraph-properties>
      <style:text-properties style:font-name="Verdana1" fo:font-size="10pt" officeooo:paragraph-rsid="001332ba" style:font-size-asian="10pt" style:font-size-complex="10pt"/>
    </style:style>
    <style:style style:name="P34" style:family="paragraph" style:parent-style-name="Contents_20_1">
      <style:paragraph-properties>
        <style:tab-stops>
          <style:tab-stop style:position="15cm" style:type="right" style:leader-style="dotted" style:leader-text="."/>
        </style:tab-stops>
      </style:paragraph-properties>
    </style:style>
    <style:style style:name="P35" style:family="paragraph" style:parent-style-name="List_20_Bullet_20_2" style:list-style-name="">
      <style:text-properties style:font-name="Verdana1" fo:font-size="10pt" fo:language="es" fo:country="MX" officeooo:paragraph-rsid="000ce067" style:font-size-asian="10pt" style:font-name-complex="Tahoma2" style:font-size-complex="10pt"/>
    </style:style>
    <style:style style:name="P36" style:family="paragraph" style:parent-style-name="Standard">
      <style:text-properties fo:font-variant="small-caps" style:font-name="Verdana1" fo:font-size="10pt" fo:language="es" fo:country="AR" fo:font-style="italic" style:font-size-asian="10pt" style:language-asian="en" style:country-asian="US" style:font-style-asian="italic" style:font-name-complex="Tahoma2" style:font-size-complex="10pt"/>
    </style:style>
    <style:style style:name="P37" style:family="paragraph" style:parent-style-name="Standard">
      <style:paragraph-properties fo:text-align="center" style:justify-single-word="false"/>
      <style:text-properties fo:font-variant="small-caps" style:font-name="Verdana1" fo:font-size="26pt" fo:language="es" fo:country="AR" fo:font-style="italic" style:font-size-asian="26pt" style:language-asian="en" style:country-asian="US" style:font-style-asian="italic" style:font-name-complex="Tahoma2" style:font-size-complex="26pt"/>
    </style:style>
    <style:style style:name="P38" style:family="paragraph" style:parent-style-name="Standard">
      <style:text-properties style:font-name="Verdana1" fo:font-size="10pt" style:font-size-asian="10pt" style:font-size-complex="10pt"/>
    </style:style>
    <style:style style:name="P39" style:family="paragraph" style:parent-style-name="Standard" style:list-style-name="L8">
      <style:text-properties style:font-name="Verdana1" fo:font-size="10pt" style:font-size-asian="10pt" style:font-size-complex="10pt"/>
    </style:style>
    <style:style style:name="P40" style:family="paragraph" style:parent-style-name="Standard" style:list-style-name="L4">
      <style:text-properties style:font-name="Verdana1" fo:font-size="10pt" style:font-size-asian="10pt" style:font-size-complex="10pt"/>
    </style:style>
    <style:style style:name="P41" style:family="paragraph" style:parent-style-name="Standard" style:list-style-name="L9">
      <style:text-properties style:font-name="Verdana1" fo:font-size="10pt" style:font-size-asian="10pt" style:font-size-complex="10pt"/>
    </style:style>
    <style:style style:name="P42" style:family="paragraph" style:parent-style-name="Standard">
      <style:text-properties style:font-name="Verdana1" fo:font-size="10pt" fo:language="es" fo:country="MX" style:font-size-asian="10pt" style:font-name-complex="Tahoma2" style:font-size-complex="10pt"/>
    </style:style>
    <style:style style:name="P43" style:family="paragraph" style:parent-style-name="Standard">
      <style:text-properties style:font-name="Verdana1" fo:font-size="10pt" fo:font-weight="bold" style:font-size-asian="10pt" style:font-weight-asian="bold" style:font-size-complex="10pt" style:font-weight-complex="bold"/>
    </style:style>
    <style:style style:name="P44" style:family="paragraph" style:parent-style-name="Standard" style:master-page-name="Standard">
      <style:paragraph-properties style:page-number="auto"/>
      <style:text-properties style:font-name="Verdana1" fo:font-size="10pt" style:font-size-asian="10pt" style:font-size-complex="10pt"/>
    </style:style>
    <style:style style:name="T1" style:family="text">
      <style:text-properties fo:font-variant="small-caps" fo:font-style="italic" style:text-underline-style="solid" style:text-underline-type="double" style:text-underline-width="auto" style:text-underline-color="font-color" style:font-style-asian="italic" style:font-name-complex="Tahoma2"/>
    </style:style>
    <style:style style:name="T2" style:family="text">
      <style:text-properties fo:font-variant="small-caps" fo:font-style="italic" style:text-underline-style="solid" style:text-underline-type="double" style:text-underline-width="auto" style:text-underline-color="font-color" officeooo:rsid="00091886" style:font-style-asian="italic" style:font-name-complex="Tahoma2"/>
    </style:style>
    <style:style style:name="T3" style:family="text">
      <style:text-properties officeooo:rsid="000a3cbc"/>
    </style:style>
    <style:style style:name="T4" style:family="text">
      <style:text-properties fo:language="es" fo:country="AR"/>
    </style:style>
    <style:style style:name="T5" style:family="text">
      <style:text-properties fo:language="es" fo:country="AR" officeooo:rsid="000b717d"/>
    </style:style>
    <style:style style:name="T6" style:family="text">
      <style:text-properties fo:language="es" fo:country="AR" style:font-name-complex="Tahoma2"/>
    </style:style>
    <style:style style:name="T7" style:family="text">
      <style:text-properties fo:language="es" fo:country="AR" officeooo:rsid="000b717d" style:font-name-complex="Tahoma2"/>
    </style:style>
    <style:style style:name="T8" style:family="text">
      <style:text-properties officeooo:rsid="000b717d"/>
    </style:style>
    <style:style style:name="T9" style:family="text">
      <style:text-properties officeooo:rsid="000be2b0"/>
    </style:style>
    <style:style style:name="T10" style:family="text">
      <style:text-properties officeooo:rsid="000ce067"/>
    </style:style>
    <style:style style:name="T11" style:family="text">
      <style:text-properties officeooo:rsid="00108a5d"/>
    </style:style>
    <style:style style:name="T12" style:family="text">
      <style:text-properties style:font-name-complex="Tahoma2"/>
    </style:style>
    <style:style style:name="T13" style:family="text">
      <style:text-properties officeooo:rsid="00091886" style:font-name-complex="Tahoma2"/>
    </style:style>
    <style:style style:name="T14" style:family="text">
      <style:text-properties officeooo:rsid="000a3cbc" style:font-name-complex="Tahoma2"/>
    </style:style>
    <style:style style:name="T15" style:family="text">
      <style:text-properties officeooo:rsid="000ce067" style:font-name-complex="Tahoma2"/>
    </style:style>
    <style:style style:name="T16" style:family="text">
      <style:text-properties officeooo:rsid="001332ba" style:font-name-complex="Tahoma2"/>
    </style:style>
    <style:style style:name="T17" style:family="text">
      <style:text-properties fo:language="es" fo:country="MX"/>
    </style:style>
    <style:style style:name="T18" style:family="text">
      <style:text-properties fo:language="es" fo:country="MX" officeooo:rsid="000ce067" style:font-name-complex="Tahoma2"/>
    </style:style>
    <style:style style:name="T19" style:family="text">
      <style:text-properties fo:font-style="italic" style:font-style-asian="italic" style:font-name-complex="Tahoma2"/>
    </style:style>
    <style:style style:name="T20" style:family="text">
      <style:text-properties style:font-name="Verdana1" fo:font-size="10pt" style:font-size-asian="10pt" style:font-name-complex="Tahoma2" style:font-size-complex="10pt"/>
    </style:style>
    <style:style style:name="T21" style:family="text">
      <style:text-properties style:font-name="Verdana1" fo:font-size="10pt" officeooo:rsid="00091886" style:font-size-asian="10pt" style:font-name-complex="Tahoma2" style:font-size-complex="10pt"/>
    </style:style>
    <style:style style:name="T22" style:family="text">
      <style:text-properties style:font-name="Verdana1" fo:font-size="10pt" officeooo:rsid="000a3cbc" style:font-size-asian="10pt" style:font-name-complex="Tahoma2" style:font-size-complex="10pt"/>
    </style:style>
    <style:style style:name="T23" style:family="text">
      <style:text-properties style:font-name="Verdana1" fo:font-size="10pt" style:font-size-asian="10pt" style:font-size-complex="10pt"/>
    </style:style>
    <style:style style:name="T24" style:family="text">
      <style:text-properties fo:letter-spacing="-0.009cm" fo:language="es" fo:country="ES" style:font-name-asian="Batang" style:language-asian="es" style:country-asian="AR" style:font-name-complex="Tahoma2"/>
    </style:style>
    <style:style style:name="T25" style:family="text">
      <style:text-properties fo:letter-spacing="-0.009cm" fo:language="es" fo:country="ES" officeooo:rsid="000a3cbc" style:font-name-asian="Batang" style:language-asian="es" style:country-asian="AR" style:font-name-complex="Tahoma2"/>
    </style:style>
    <style:style style:name="T26" style:family="text">
      <style:text-properties officeooo:rsid="0011403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7">Especificación de Requerimientos de Software</text:p>
      <text:p text:style-name="P37"/>
      <text:p text:style-name="P31"><text:bookmark-start text:name="_Toc216667017"/><text:span text:style-name="T1">Proyecto </text:span><text:bookmark-end text:name="_Toc216667017"/><text:span text:style-name="T2">Sistema de gestión taller de reparacione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Fecha</text:p>
          </table:table-cell>
          <table:table-cell table:style-name="Tabla1.A1" office:value-type="string">
            <text:p text:style-name="P28">Versión</text:p>
          </table:table-cell>
          <table:table-cell table:style-name="Tabla1.A1" office:value-type="string">
            <text:p text:style-name="P28">Descripción</text:p>
          </table:table-cell>
          <table:table-cell table:style-name="Tabla1.A1" office:value-type="string">
            <text:p text:style-name="P28">Autor</text:p>
          </table:table-cell>
        </table:table-row>
        <table:table-row table:style-name="Tabla1.1">
          <table:table-cell table:style-name="Tabla1.A2" office:value-type="string">
            <text:p text:style-name="P29">05/06/2013</text:p>
          </table:table-cell>
          <table:table-cell table:style-name="Tabla1.B2" office:value-type="string">
            <text:p text:style-name="P29">1.0</text:p>
          </table:table-cell>
          <table:table-cell table:style-name="Tabla1.C2" office:value-type="string">
            <text:p text:style-name="P30"><text:span text:style-name="T11">Documento Inicial</text:span></text:p>
          </table:table-cell>
          <table:table-cell table:style-name="Tabla1.D2" office:value-type="string">
            <text:p text:style-name="P29">Bailes, Federico</text:p>
          </table:table-cell>
        </table:table-row>
      </table:table>
      <text:h text:style-name="Heading_20_1" text:outline-level="1"><text:bookmark-start text:name="__RefHeading__7926_1394530776"/><text:soft-page-break/><text:span text:style-name="T16">0</text:span><text:span text:style-name="T12">. </text:span><text:span text:style-name="T16">ÍNDICE</text:span><text:bookmark-end text:name="__RefHeading__7926_1394530776"/></text:h>
      <text:p text:style-name="P33"/>
      <text:table-of-content text:style-name="Sect1" text:protected="true" text:name="Índice de contenid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7926_1394530776" text:style-name="Index_20_Link" text:visited-style-name="Index_20_Link">0. ÍNDICE<text:tab/>2</text:a></text:p>
          <text:p text:style-name="P34"><text:a xlink:type="simple" xlink:href="#__RefHeading__7798_1394530776" text:style-name="Index_20_Link" text:visited-style-name="Index_20_Link">1. INTRODUCCIÓN<text:tab/>3</text:a></text:p>
          <text:p text:style-name="P32"><text:a xlink:type="simple" xlink:href="#__RefHeading__7800_1394530776" text:style-name="Index_20_Link" text:visited-style-name="Index_20_Link">1.1. OBJETIVO<text:tab/>3</text:a></text:p>
          <text:p text:style-name="P32"><text:a xlink:type="simple" xlink:href="#__RefHeading__7802_1394530776" text:style-name="Index_20_Link" text:visited-style-name="Index_20_Link">1.2. DESTINATARIOS<text:tab/>3</text:a></text:p>
          <text:p text:style-name="P32"><text:a xlink:type="simple" xlink:href="#__RefHeading__7804_1394530776" text:style-name="Index_20_Link" text:visited-style-name="Index_20_Link">1.3. PARTICIPANTES<text:tab/>3</text:a></text:p>
          <text:p text:style-name="P32"><text:a xlink:type="simple" xlink:href="#__RefHeading__7806_1394530776" text:style-name="Index_20_Link" text:visited-style-name="Index_20_Link">1.4. DOCUMENTOS RELACIONADOS<text:tab/>3</text:a></text:p>
          <text:p text:style-name="P34"><text:a xlink:type="simple" xlink:href="#__RefHeading__7808_1394530776" text:style-name="Index_20_Link" text:visited-style-name="Index_20_Link">2. DESCRIPCIÓN GENERAL<text:tab/>4</text:a></text:p>
          <text:p text:style-name="P32"><text:a xlink:type="simple" xlink:href="#__RefHeading__7810_1394530776" text:style-name="Index_20_Link" text:visited-style-name="Index_20_Link">2.1. DESCRIPCIÓN GENERAL DEL SISTEMA<text:tab/>4</text:a></text:p>
          <text:p text:style-name="P32"><text:a xlink:type="simple" xlink:href="#__RefHeading__7812_1394530776" text:style-name="Index_20_Link" text:visited-style-name="Index_20_Link">2.2. ALCANCE<text:tab/>4</text:a></text:p>
          <text:p text:style-name="P32"><text:a xlink:type="simple" xlink:href="#__RefHeading__7814_1394530776" text:style-name="Index_20_Link" text:visited-style-name="Index_20_Link">2.3. CARACTERÍSTICAS DEL USUARIO<text:tab/>4</text:a></text:p>
          <text:p text:style-name="P32"><text:a xlink:type="simple" xlink:href="#__RefHeading__7816_1394530776" text:style-name="Index_20_Link" text:visited-style-name="Index_20_Link">2.4. INTERFAZ CON OTROS SISTEMAS Y/O DISPOSITIVOS DE HARDWARE<text:tab/>5</text:a></text:p>
          <text:p text:style-name="P34"><text:a xlink:type="simple" xlink:href="#__RefHeading__7818_1394530776" text:style-name="Index_20_Link" text:visited-style-name="Index_20_Link">3. REQUERIMIENTOS<text:tab/>5</text:a></text:p>
          <text:p text:style-name="P32"><text:a xlink:type="simple" xlink:href="#__RefHeading__7820_1394530776" text:style-name="Index_20_Link" text:visited-style-name="Index_20_Link">3.1. REQUERIMIENTOS DEL PROCESO DE DESARROLLO<text:tab/>5</text:a></text:p>
          <text:p text:style-name="P34"><text:a xlink:type="simple" xlink:href="#__RefHeading__7822_1394530776" text:style-name="Index_20_Link" text:visited-style-name="Index_20_Link">4. ANÁLISIS<text:tab/>5</text:a></text:p>
          <text:p text:style-name="P32"><text:a xlink:type="simple" xlink:href="#__RefHeading__7928_1394530776" text:style-name="Index_20_Link" text:visited-style-name="Index_20_Link">4.1. VISIÓN GENERAL<text:tab/>5</text:a></text:p>
          <text:p text:style-name="P32"><text:a xlink:type="simple" xlink:href="#__RefHeading__7826_1394530776" text:style-name="Index_20_Link" text:visited-style-name="Index_20_Link">4.2. ACTORES<text:tab/>6</text:a></text:p>
        </text:index-body>
      </text:table-of-content>
      <text:h text:style-name="Heading_20_1" text:outline-level="1"><text:span text:style-name="T12"/></text:h>
      <text:h text:style-name="P3" text:outline-level="1"><text:bookmark-start text:name="__RefHeading__7798_1394530776"/><text:span text:style-name="T12">1. </text:span><text:span text:style-name="T13">I</text:span><text:span text:style-name="T12">NTRODUCCIÓN</text:span><text:bookmark-end text:name="__RefHeading__7798_1394530776"/></text:h>
      <text:p text:style-name="P38"/>
      <text:p text:style-name="P4">Esta sección provee un resumen a toda la ERS, indica documentos relacionados, las personas destinatarias de este documento y los participantes en su elaboración.</text:p>
      <text:p text:style-name="P4"/>
      <text:h text:style-name="Heading_20_2" text:outline-level="2"><text:bookmark-start text:name="__RefHeading__7800_1394530776"/><text:span text:style-name="T12">1.1. </text:span><text:span text:style-name="T13">O</text:span><text:span text:style-name="T12">BJETIVO</text:span><text:bookmark-end text:name="__RefHeading__7800_1394530776"/></text:h>
      <text:p text:style-name="P38"/>
      <text:p text:style-name="P4">La presente ERS describe la funcionalidad externa requerida para el Software destinado al <text:span text:style-name="T3">Proyecto – Sistema de Gestión Taller de Reparación</text:span>.</text:p>
      <text:p text:style-name="P4">También describe los requerimientos no funcionales, restricciones del proceso otras limitaciones y factores necesarios para proveer una completa y comprensible descripción de los requerimientos del software.</text:p>
      <text:p text:style-name="P9"/>
      <text:h text:style-name="Heading_20_2" text:outline-level="2"><text:bookmark-start text:name="__RefHeading__7802_1394530776"/><text:span text:style-name="T12">1.2. </text:span><text:span text:style-name="T13">D</text:span><text:span text:style-name="T12">ESTINATARIOS</text:span><text:bookmark-end text:name="__RefHeading__7802_1394530776"/></text:h>
      <text:p text:style-name="P9"/>
      <text:p text:style-name="P4">El presente documento está destinado a las siguientes personas: </text:p>
      <text:p text:style-name="P4"/>
      <text:p text:style-name="P25"><text:span text:style-name="T24">1. </text:span><text:span text:style-name="T25">Docentes de la materia Programación Web.</text:span></text:p>
      <text:p text:style-name="P25"><text:span text:style-name="T25"/></text:p>
      <text:h text:style-name="Heading_20_2" text:outline-level="2"><text:bookmark-start text:name="__RefHeading__7804_1394530776"/><text:span text:style-name="T12">1.3. </text:span><text:span text:style-name="T13">P</text:span><text:span text:style-name="T12">ARTICIPANTES</text:span><text:bookmark-end text:name="__RefHeading__7804_1394530776"/></text:h>
      <text:p text:style-name="P4"/>
      <text:p text:style-name="P4">Las siguientes personas han participado en las actividades de especificación de requerimientos:</text:p>
      <text:p text:style-name="P16"><text:span text:style-name="T12">1. </text:span><text:span text:style-name="T13">Federico Bailes, </text:span><text:span text:style-name="T14">Diseño</text:span><text:span text:style-name="T13"> </text:span><text:span text:style-name="T14">y Desarrollo.</text:span></text:p>
      <text:p text:style-name="P17"/>
      <text:h text:style-name="Heading_20_2" text:outline-level="2"><text:bookmark-start text:name="__RefHeading__7806_1394530776"/><text:span text:style-name="T12">1.4. </text:span><text:span text:style-name="T13">D</text:span><text:span text:style-name="T12">OCUMENTOS RELACIONADOS</text:span><text:bookmark-end text:name="__RefHeading__7806_1394530776"/></text:h>
      <text:p text:style-name="P38"/>
      <text:p text:style-name="P4">Los siguientes documentos se encuentran relacionados con la presente ERS:</text:p>
      <text:p text:style-name="P4"/>
      <text:p text:style-name="P15"><text:span text:style-name="T20">1. </text:span><text:a xlink:type="simple" xlink:href="../UML_Proyecto.jpg"><text:span text:style-name="T21">Diagrama Casos de Uso</text:span></text:a><text:span text:style-name="T21">: </text:span><text:span text:style-name="T22">En esta imagen se observa el diagrama de casos de uso del presente proyecto.</text:span></text:p>
      <text:p text:style-name="P15"><text:span text:style-name="T22"/></text:p>
      <text:p text:style-name="P18"><text:span text:style-name="T20">2. </text:span><text:a xlink:type="simple" xlink:href="../Especificación_Casos_de_Uso_Proyecto.odt"><text:span text:style-name="T23">Especificación Casos de Uso</text:span></text:a><text:span text:style-name="T21">: </text:span><text:span text:style-name="T22">En este archivo se encuentran las especificaciones de los Casos de Uso identificados por el nombre de cada uno de los módulos.</text:span></text:p>
      <text:p text:style-name="P18"><text:span text:style-name="T22"/></text:p>
      <text:p text:style-name="P1"><text:span text:style-name="T21">3. </text:span><text:a xlink:type="simple" xlink:href="../DER_Proyecto.jpg"><text:span text:style-name="T21">Diagrama Entidad-Relación</text:span></text:a><text:span text:style-name="T21">: </text:span><text:span text:style-name="T22">En este archivo se presenta el diagrama de nuestra base de datos utilizada en el presente proyecto.</text:span></text:p>
      <text:p text:style-name="P16"/>
      <text:p text:style-name="P16"/>
      <text:p text:style-name="P21"/>
      <text:h text:style-name="Heading_20_1" text:outline-level="1"><text:bookmark-start text:name="__RefHeading__7808_1394530776"/>2. DESCRIPCIÓN GENERAL<text:bookmark-end text:name="__RefHeading__7808_1394530776"/></text:h>
      <text:p text:style-name="P38"/>
      <text:p text:style-name="P4">Esta sección de la ERS describe aspectos generales que afectan al producto y sus requerimientos. En esta sección no se incluyen requerimientos específicos. En vez de ello se provee una base para facilitar la comprensión de los requerimientos detallados en la sección siguiente.</text:p>
      <text:p text:style-name="P4"/>
      <text:h text:style-name="Heading_20_2" text:outline-level="2"><text:bookmark-start text:name="__RefHeading__7810_1394530776"/>2.1. <text:span text:style-name="T9">D</text:span>ESCRIPCIÓN GENERAL DEL SISTEMA<text:bookmark-end text:name="__RefHeading__7810_1394530776"/></text:h>
      <text:p text:style-name="P38"/>
      <text:p text:style-name="P19"><text:span text:style-name="T12">El sistema consiste en</text:span><text:span text:style-name="T6"> una aplicación de </text:span><text:span text:style-name="T7">gestión para poder manejar fácil y ordenadamente un taller de reparaciones de artefactos electrónicos.</text:span><text:span text:style-name="T6"> </text:span></text:p>
      <text:p text:style-name="P19"><text:span text:style-name="T7">El propósito de este producto es incluir las funcionalidades necesarias para poder utilizar el sistemas y lograr su cometido del lado del administrador, como así también para el cliente y con posibilidad de poder extender las capacidades de este mismo.</text:span></text:p>
      <text:p text:style-name="P20"><text:span text:style-name="T4">Adicionalmente este producto incluirá </text:span><text:span text:style-name="T5">toda una sección web para poder promover el negocio que utiliza este mismo sistema con el fin de promocionarse y podes incluir otro tipo de funcionalidades futuras.</text:span></text:p>
      <text:p text:style-name="P9"/>
      <text:h text:style-name="Heading_20_2" text:outline-level="2"><text:bookmark-start text:name="__RefHeading__7812_1394530776"/>2.2. <text:span text:style-name="T9">A</text:span>LCANCE<text:bookmark-end text:name="__RefHeading__7812_1394530776"/></text:h>
      <text:p text:style-name="P9"/>
      <text:p text:style-name="P4">El alcance <text:span text:style-name="T8">del siguiente proyecto consiste en las siguientes funciones incluidas y excluidas:</text:span></text:p>
      <text:p text:style-name="P2">Funciones incluidas:</text:p>
      <text:p text:style-name="P23"><text:span text:style-name="T8">1. Administración de Clientes</text:span></text:p>
      <text:p text:style-name="P23"><text:span text:style-name="T8">2. Administración de Reparaciones</text:span></text:p>
      <text:p text:style-name="P23"><text:span text:style-name="T8">3. Consulta de reparaciones, información, presupuestos por parte del cliente.</text:span></text:p>
      <text:p text:style-name="P23"><text:span text:style-name="T8">4. Almacenamiento de datos de usuario y reparaciones.</text:span></text:p>
      <text:p text:style-name="P23"><text:span text:style-name="T8">5. Información de la empresa.</text:span></text:p>
      <text:p text:style-name="P23"><text:span text:style-name="T8">6. Función de </text:span><text:span text:style-name="T9">actualización</text:span><text:span text:style-name="T8"> de la información del sitio para el administrador.</text:span></text:p>
      <text:p text:style-name="P24"><text:span text:style-name="T9">7. Generación de planillas de reparación.</text:span></text:p>
      <text:p text:style-name="P2">Funciones excluidas:</text:p>
      <text:p text:style-name="P22">1. <text:span text:style-name="T9">Confirmación de reparaciones del cliente.</text:span></text:p>
      <text:p text:style-name="P24"><text:span text:style-name="T9">2. Cuentas Corriente.</text:span></text:p>
      <text:p text:style-name="P4"/>
      <text:h text:style-name="Heading_20_2" text:outline-level="2"><text:bookmark-start text:name="__RefHeading__7814_1394530776"/>2.3. CARACTERÍSTICAS DEL USUARIO<text:bookmark-end text:name="__RefHeading__7814_1394530776"/></text:h>
      <text:p text:style-name="P4"/>
      <text:p text:style-name="P5"><text:span text:style-name="T9">Los usuarios que podrán ingresar al sitio son los siguientes:</text:span></text:p>
      <text:p text:style-name="P5"><text:span text:style-name="T9"/></text:p>
      <text:list xml:id="list7896015623199429507" text:style-name="L2">
        <text:list-item>
          <text:p text:style-name="P6"><text:span text:style-name="T9">Usuario: es la persona que solo podrá ingresar al sitio y ver la información de su reparación, así como la información de la empresa y realizar alguna consulta deseada.</text:span></text:p>
        </text:list-item>
        <text:list-item>
          <text:p text:style-name="P6"><text:span text:style-name="T9">Administrador: son las personas autorizadas por la empresa para administrar el sitio, así como los clientes y sus reparaciones, modificando estos mismos o ingresando nuevos, deberán loguearse para poder realizar cualquiera de estas funciones.</text:span></text:p>
        </text:list-item>
      </text:list>
      <text:p text:style-name="P4"/>
      <text:h text:style-name="Heading_20_2" text:outline-level="2"><text:bookmark-start text:name="__RefHeading__7816_1394530776"/><text:soft-page-break/>2.4. <text:span text:style-name="T9">I</text:span>NTERFAZ CON OTROS SISTEMAS Y/O DISPOSITIVOS DE HARDWARE<text:bookmark-end text:name="__RefHeading__7816_1394530776"/></text:h>
      <text:p text:style-name="P42"/>
      <text:p text:style-name="P10"><text:span text:style-name="T18"><text:tab/>No hay interacción con otros sistemas y/o dispositivos de hardware.</text:span></text:p>
      <text:p text:style-name="P10"><text:span text:style-name="T18"/></text:p>
      <text:p text:style-name="P10"><text:span text:style-name="T18"/></text:p>
      <text:h text:style-name="Heading_20_1" text:outline-level="1"><text:bookmark-start text:name="__RefHeading__7818_1394530776"/>3. REQUERIMIENTOS<text:bookmark-end text:name="__RefHeading__7818_1394530776"/></text:h>
      <text:p text:style-name="P38"/>
      <text:p text:style-name="P43">Requerimiento Funcionales: </text:p>
      <text:p text:style-name="P38"/>
      <text:list xml:id="list2661031048960641269" text:style-name="L8">
        <text:list-item>
          <text:p text:style-name="P39"><text:span text:style-name="T17">Administración de Clientes</text:span></text:p>
        </text:list-item>
        <text:list-item>
          <text:p text:style-name="P39"><text:span text:style-name="T17">Administración de Reparaciones</text:span></text:p>
        </text:list-item>
        <text:list-item>
          <text:p text:style-name="P39">Consulta de reparaciones, información, presupuestos por parte del cliente.</text:p>
        </text:list-item>
        <text:list-item>
          <text:p text:style-name="P39">Almacenamiento de datos de usuario y reparaciones.</text:p>
        </text:list-item>
        <text:list-item>
          <text:p text:style-name="P39">Información de la empresa.</text:p>
        </text:list-item>
        <text:list-item>
          <text:p text:style-name="P39">Función de actualización de la información del sitio para el administrador.</text:p>
        </text:list-item>
        <text:list-item>
          <text:p text:style-name="P39">Generación de planillas de reparación.</text:p>
        </text:list-item>
      </text:list>
      <text:list xml:id="list8976900383563768019" text:style-name="L4">
        <text:list-header>
          <text:p text:style-name="P40"/>
        </text:list-header>
      </text:list>
      <text:p text:style-name="P43">Requerimientos No Funcionales:</text:p>
      <text:p text:style-name="P38"/>
      <text:list xml:id="list6360406153670429539" text:style-name="L9">
        <text:list-item>
          <text:p text:style-name="P41">Performance</text:p>
        </text:list-item>
        <text:list-item>
          <text:p text:style-name="P41">Facilidad de mantenimiento y uso.</text:p>
        </text:list-item>
        <text:list-item>
          <text:p text:style-name="P41">Confiabilidad.</text:p>
        </text:list-item>
        <text:list-item>
          <text:p text:style-name="P41">Uso de <text:span text:style-name="T4">tecnologías</text:span> Open Source.</text:p>
        </text:list-item>
      </text:list>
      <text:p text:style-name="P35"/>
      <text:h text:style-name="Heading_20_2" text:outline-level="2"><text:bookmark-start text:name="__RefHeading__7820_1394530776"/><text:span text:style-name="T12">3.</text:span><text:span text:style-name="T15">1</text:span><text:span text:style-name="T12">. </text:span><text:span text:style-name="T15">R</text:span><text:span text:style-name="T12">EQUERIMIENTOS DEL PROCESO DE DESARROLLO</text:span><text:bookmark-end text:name="__RefHeading__7820_1394530776"/></text:h>
      <text:p text:style-name="P4"/>
      <text:p text:style-name="P4">Esta sub sección de la ERS especifica los requerimientos del proceso de desarrollo. Estos son aquellos que restringen la forma en que el proceso de desarrollo para este proyecto debe realizarse.</text:p>
      <text:p text:style-name="P9"><text:span text:style-name="T19"/></text:p>
      <text:p text:style-name="P13"><text:span text:style-name="T15">Software:</text:span></text:p>
      <text:p text:style-name="P11"><text:span text:style-name="T15"/></text:p>
      <text:list xml:id="list6700796994076770464" text:style-name="L7">
        <text:list-item>
          <text:p text:style-name="P12"><text:span text:style-name="T15">Ultima versión estable PHP</text:span></text:p>
        </text:list-item>
        <text:list-item>
          <text:p text:style-name="P12"><text:span text:style-name="T15">HTML5</text:span></text:p>
        </text:list-item>
        <text:list-item>
          <text:p text:style-name="P12"><text:span text:style-name="T15">Ultima versión estable MariaDB</text:span></text:p>
        </text:list-item>
      </text:list>
      <text:p text:style-name="P38"/>
      <text:h text:style-name="Heading_20_1" text:outline-level="1"><text:bookmark-start text:name="__RefHeading__7822_1394530776"/><text:span text:style-name="T15">4. </text:span><text:span text:style-name="T12">ANÁLISIS</text:span><text:bookmark-end text:name="__RefHeading__7822_1394530776"/></text:h>
      <text:p text:style-name="P38"/>
      <text:p text:style-name="P8">Introducción a la visión detallada de la funcionalidad requerida por el sistema.</text:p>
      <text:p text:style-name="P4"/>
      <text:h text:style-name="Heading_20_2" text:outline-level="2"><text:bookmark-start text:name="__RefHeading__7928_1394530776"/>4.1. <text:span text:style-name="T10">V</text:span>ISIÓN GENERAL<text:bookmark-end text:name="__RefHeading__7928_1394530776"/></text:h>
      <text:p text:style-name="P38"/>
      <text:p text:style-name="P8">La siguiente es una visión detallada de la funcionalidad requerida por el sistema.</text:p>
      <text:h text:style-name="P26" text:outline-level="2"><text:soft-page-break/></text:h>
      <text:h text:style-name="P26" text:outline-level="2"><text:bookmark-start text:name="__RefHeading__7826_1394530776"/>4.2. <text:span text:style-name="T10">A</text:span>CTORES<text:bookmark-end text:name="__RefHeading__7826_1394530776"/></text:h>
      <text:p text:style-name="P9"/>
      <text:p text:style-name="P14"><text:span text:style-name="T26">A</text:span>ctores del sistema:</text:p>
      <text:p text:style-name="P4"/>
      <text:list xml:id="list5287235599264741775" text:style-name="L1">
        <text:list-item>
          <text:p text:style-name="P7">Administrador</text:p>
        </text:list-item>
        <text:list-item>
          <text:p text:style-name="P7">Consumidor Final</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face style:name="FreeSans1" svg:font-family="FreeSans" style:font-family-generic="swiss"/>
    <style:font-face style:name="Tahoma1" svg:font-family="Tahoma"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Batang" svg:font-family="Batan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s" fo:country="ES" style:font-size-asian="12pt" style:language-asian="es" style:country-asian="ES" style:font-size-complex="12pt"/>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ab-stops>
          <style:tab-stop style:position="7.5cm" style:type="center"/>
          <style:tab-stop style:position="15cm" style:type="right"/>
        </style:tab-stops>
      </style:paragraph-propertie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default-outline-level="" style:class="text">
      <style:paragraph-properties style:line-height-at-least="0.423cm" fo:text-align="justify" style:justify-single-word="false"/>
      <style:text-properties style:font-name="Arial1" fo:font-size="10pt" fo:letter-spacing="-0.009cm" style:font-name-asian="Batang" style:font-size-asian="10pt" style:language-asian="es" style:country-asian="AR" style:font-size-complex="10pt"/>
    </style:style>
    <style:style style:name="List" style:family="paragraph" style:parent-style-name="Standard" style:default-outline-level="" style:class="list">
      <style:paragraph-properties fo:margin-left="1.905cm" fo:margin-right="0cm" fo:text-indent="-0.953cm" style:auto-text-indent="false"/>
      <style:text-properties style:font-name="Verdana" fo:font-size="10pt" fo:language="en" fo:country="US" style:font-size-asian="10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default-outline-level="1" style:list-style-name="" style:class="text">
      <style:paragraph-properties fo:margin-top="0.423cm" fo:margin-bottom="0.106cm" style:contextual-spacing="false" fo:keep-with-next="alway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style:contextual-spacing="false"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style:contextual-spacing="false" fo:keep-with-next="always"/>
      <style:text-properties style:font-name="Arial1" fo:font-size="13pt" fo:font-weight="bold" style:font-size-asian="13pt" style:font-weight-asian="bold" style:font-name-complex="Arial2" style:font-size-complex="13pt" style:font-weight-complex="bold"/>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itle" style:family="paragraph" style:parent-style-name="Standard" style:default-outline-level="" style:class="chapter">
      <style:paragraph-properties fo:text-align="center" style:justify-single-word="false" fo:orphans="0" fo:widows="0"/>
      <style:text-properties style:font-name="Arial1" fo:font-size="18pt" fo:language="es" fo:country="CL" fo:font-weight="bold" style:font-size-asian="18pt" style:language-asian="en" style:country-asian="US" style:font-weight-asian="bold" style:font-size-complex="10pt"/>
    </style:style>
    <style:style style:name="Tabletext" style:family="paragraph" style:parent-style-name="Standard" style:default-outline-level="">
      <style:paragraph-properties fo:margin-top="0cm" fo:margin-bottom="0.212cm" style:contextual-spacing="false" style:line-height-at-least="0.423cm" fo:keep-together="always" fo:orphans="0" fo:widows="0"/>
      <style:text-properties fo:font-size="10pt" fo:language="en" fo:country="US" style:font-size-asian="10pt" style:language-asian="en" style:country-asian="US" style:font-size-complex="10pt"/>
    </style:style>
    <style:style style:name="IFS_20_Index_20_Title" style:display-name="IFS Index Title" style:family="paragraph" style:parent-style-name="Standard" style:default-outline-level="">
      <style:paragraph-properties fo:margin-top="0.212cm" fo:margin-bottom="0.423cm" style:contextual-spacing="false"/>
      <style:text-properties style:font-name="Verdana" fo:font-size="14pt" fo:language="en" fo:country="US" fo:font-weight="bold" style:font-size-asian="14pt" style:font-weight-asian="bold" style:font-weight-complex="bold"/>
    </style:style>
    <style:style style:name="Contents_20_1" style:display-name="Contents 1" style:family="paragraph" style:parent-style-name="Standard" style:default-outline-level="" style:class="index">
      <style:text-properties style:font-name="Verdana" fo:font-size="10pt" fo:language="en" fo:country="US" style:font-size-asian="10pt"/>
    </style:style>
    <style:style style:name="Contents_20_2" style:display-name="Contents 2" style:family="paragraph" style:parent-style-name="Standard" style:default-outline-level="" style:class="index">
      <style:paragraph-properties fo:margin-left="0.423cm" fo:margin-right="0cm" fo:text-indent="0cm" style:auto-text-indent="false"/>
      <style:text-properties style:font-name="Verdana" fo:font-size="10pt" fo:language="en" fo:country="US" style:font-size-asian="10pt"/>
    </style:style>
    <style:style style:name="Estilo_20_Subtítulo_5f_barra_20__2b__20_Versales_20_Mayúsculas" style:display-name="Estilo Subtítulo_barra + Versales Mayúsculas" style:family="paragraph" style:parent-style-name="Standard" style:default-outline-level="3" style:list-style-name="">
      <style:paragraph-properties fo:text-align="justify" style:justify-single-word="false" fo:background-color="#ffffff" fo:padding-left="0cm" fo:padding-right="0.141cm" fo:padding-top="0.035cm" fo:padding-bottom="0.035cm" fo:border-left="0.26pt solid #00000a" fo:border-right="2.24pt solid #000001" fo:border-top="0.26pt solid #00000a" fo:border-bottom="2.24pt solid #00000a">
        <style:tab-stops>
          <style:tab-stop style:position="9.753cm"/>
        </style:tab-stops>
        <style:background-image/>
      </style:paragraph-properties>
      <style:text-properties fo:font-variant="small-caps" style:font-name="Arial1" fo:font-size="10pt" fo:language="es" fo:country="AR" fo:font-style="italic" fo:font-weight="bold" style:language-asian="en" style:country-asian="US" style:font-style-asian="italic" style:font-weight-asian="bold" style:font-size-complex="10pt" style:font-style-complex="italic" style:font-weight-complex="bold"/>
    </style:style>
    <style:style style:name="List_20_Bullet_20_2" style:display-name="List Bullet 2" style:family="paragraph" style:parent-style-name="Standard" style:default-outline-level="" style:list-style-name="WWNum1">
      <style:paragraph-properties fo:margin-top="0.106cm" fo:margin-bottom="0cm" style:contextual-spacing="false"/>
      <style:text-properties style:font-name="Verdana" fo:font-size="10pt" fo:language="none" fo:country="none" style:font-size-asian="10pt"/>
    </style:style>
    <style:style style:name="IFS_20_01" style:display-name="IFS 01" style:family="paragraph" style:parent-style-name="Heading_20_2" style:default-outline-level="">
      <style:paragraph-properties fo:margin-top="0.212cm" fo:margin-bottom="0.212cm" style:contextual-spacing="false" fo:background-color="#004438">
        <style:background-image/>
      </style:paragraph-properties>
      <style:text-properties fo:font-variant="small-caps" fo:color="#ffffff" style:font-name="Arial Black" fo:font-size="12pt" fo:language="es" fo:country="MX" fo:font-style="normal" style:font-size-asian="12pt" style:language-asian="en" style:country-asian="US" style:font-style-asian="normal" style:font-name-complex="Times New Roman1" style:font-size-complex="10pt" style:font-style-complex="normal" style:font-weight-complex="normal"/>
    </style:style>
    <style:style style:name="IFS_20_02" style:display-name="IFS 02" style:family="paragraph" style:parent-style-name="Heading_20_3" style:default-outline-level="">
      <style:paragraph-properties fo:margin-left="1.27cm" fo:margin-right="0cm" fo:margin-top="0.318cm" fo:margin-bottom="0.106cm" style:contextual-spacing="false" fo:text-indent="-1.27cm" style:auto-text-indent="false">
        <style:tab-stops>
          <style:tab-stop style:position="1.905cm"/>
        </style:tab-stops>
      </style:paragraph-properties>
      <style:text-properties fo:font-size="12pt" fo:language="en" fo:country="US" style:font-size-asian="12pt" style:language-asian="en" style:country-asian="US" style:font-size-complex="10pt" style:font-weight-complex="normal"/>
    </style:style>
    <style:style style:name="IFS_20_00" style:display-name="IFS 00" style:family="paragraph" style:parent-style-name="Heading_20_1" style:default-outline-level="">
      <style:paragraph-properties fo:margin-left="0.76cm" fo:margin-right="0cm" fo:margin-top="0.423cm" fo:margin-bottom="0.423cm" style:contextual-spacing="false" fo:text-indent="-0.76cm" style:auto-text-indent="false" fo:break-before="page" fo:background-color="#004438" fo:padding-left="0cm" fo:padding-right="0cm" fo:padding-top="0cm" fo:padding-bottom="0.035cm" fo:border-left="none" fo:border-right="none" fo:border-top="none" fo:border-bottom="0.51pt solid #00000a">
        <style:background-image/>
      </style:paragraph-properties>
      <style:text-properties fo:font-variant="small-caps" fo:color="#ffffff" style:font-name="Arial Black" fo:font-size="14pt" fo:language="en" fo:country="US" style:letter-kerning="true" style:font-size-asian="14pt" style:language-asian="en" style:country-asian="US" style:font-name-complex="Times New Roman1" style:font-size-complex="10pt" style:font-weight-complex="normal"/>
    </style:style>
    <style:style style:name="Celda_20_con_20_Viñeta_20_2" style:display-name="Celda con Viñeta 2" style:family="paragraph" style:parent-style-name="Standard" style:default-outline-level="">
      <style:paragraph-properties fo:margin-left="1.055cm" fo:margin-right="0cm" fo:text-indent="-0.318cm" style:auto-text-indent="false">
        <style:tab-stops>
          <style:tab-stop style:position="1.055cm"/>
        </style:tab-stops>
      </style:paragraph-properties>
      <style:text-properties style:font-name="Verdana" fo:font-size="9pt" fo:language="none" fo:country="none" style:font-size-asian="9pt"/>
    </style:style>
    <style:style style:name="Celda_20_con_20_Viñeta_20_3" style:display-name="Celda con Viñeta 3" style:family="paragraph" style:parent-style-name="Standard" style:default-outline-level="">
      <style:paragraph-properties fo:margin-left="2.325cm" fo:margin-right="0cm" fo:text-indent="0cm" style:auto-text-indent="false">
        <style:tab-stops>
          <style:tab-stop style:position="2.325cm"/>
        </style:tab-stops>
      </style:paragraph-properties>
      <style:text-properties style:font-name="Verdana" fo:font-size="9pt" fo:language="none" fo:country="none" style:font-size-asian="9pt"/>
    </style:style>
    <style:style style:name="Figura" style:family="paragraph" style:parent-style-name="Text_20_body" style:default-outline-level="">
      <style:paragraph-properties fo:margin-top="0.212cm" fo:margin-bottom="0.212cm" style:contextual-spacing="false" fo:line-height="100%" fo:text-align="center" style:justify-single-word="false"/>
      <style:text-properties style:font-name="Verdana" fo:font-size="12pt" fo:letter-spacing="normal" style:font-name-asian="Times New Roman1" style:language-asian="es" style:country-asian="ES"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039cm"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09cm"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79cm" fo:text-indent="-0.635cm" fo:margin-left="5.57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849cm"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19cm"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89cm" fo:text-indent="-0.635cm" fo:margin-left="9.3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659cm"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29cm"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 DE SOFTWARE</dc:title>
    <meta:initial-creator>vdellacqua</meta:initial-creator>
    <meta:editing-cycles>14</meta:editing-cycles>
    <meta:creation-date>2013-04-24T16:28:00</meta:creation-date>
    <dc:date>2013-06-06T21:01:30</dc:date>
    <meta:editing-duration>PT1H41M54S</meta:editing-duration>
    <meta:generator>LibreOffice/4.0.3.3$Linux_X86_64 LibreOffice_project/400m0$Build-3</meta:generator>
    <meta:document-statistic meta:table-count="1" meta:image-count="0" meta:object-count="0" meta:page-count="6" meta:paragraph-count="97" meta:word-count="763" meta:character-count="5060" meta:non-whitespace-character-count="440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G 7.3 - 01 ERS" xlink:href=""/>
  </office:meta>
</office:document-meta>
</file>